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14000003E7C80CF0160531B71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1" style:family="table">
      <style:table-properties style:width="6.8097in" fo:margin-left="0in" table:align="left"/>
    </style:style>
    <style:style style:name="Table11.A" style:family="table-column">
      <style:table-column-properties style:column-width="2.5653in"/>
    </style:style>
    <style:style style:name="Table11.B" style:family="table-column">
      <style:table-column-properties style:column-width="4.24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" style:family="table">
      <style:table-properties style:width="4.1681in" table:align="margins"/>
    </style:style>
    <style:style style:name="Table1.A" style:family="table-column">
      <style:table-column-properties style:column-width="4.1681in" style:rel-column-width="65535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4.1236in" fo:margin-left="-0.009in" table:align="left"/>
    </style:style>
    <style:style style:name="Table3.A" style:family="table-column">
      <style:table-column-properties style:column-width="4.1236in"/>
    </style:style>
    <style:style style:name="Table3.A1" style:family="table-cell">
      <style:table-cell-properties fo:padding-left="0.2in" fo:padding-right="0.2in" fo:padding-top="0.0403in" fo:padding-bottom="0.0403in" fo:border="none"/>
    </style:style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9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12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3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4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16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7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8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9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66b018" style:font-name-asian="Times New Roman" style:font-size-asian="8pt" style:font-style-asian="italic" style:font-name-complex="Helvetica" style:font-size-complex="8pt" style:font-style-complex="italic"/>
    </style:style>
    <style:style style:name="P20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2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30c350" style:font-size-asian="10pt" style:font-size-complex="10pt"/>
    </style:style>
    <style:style style:name="P23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5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26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27" style:family="paragraph" style:parent-style-name="Estàndard">
      <style:text-properties fo:font-size="6pt" officeooo:paragraph-rsid="002cabd4" style:font-size-asian="5.25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29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30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31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32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Arial1" fo:font-size="10pt" officeooo:rsid="005065e6" officeooo:paragraph-rsid="005065e6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dddddd" style:font-name="Arial" fo:font-size="36pt" officeooo:rsid="005b168e" officeooo:paragraph-rsid="005b168e" style:font-name-asian="Times New Roman" style:font-size-asian="36pt" style:font-name-complex="Arial" style:font-size-complex="36pt"/>
    </style:style>
    <style:style style:name="P36" style:family="paragraph" style:parent-style-name="Està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fo:font-style="italic" officeooo:rsid="0049c07e" officeooo:paragraph-rsid="004ab2db" style:font-name-asian="Times New Roman" style:font-size-asian="10pt" style:font-style-asian="italic" style:font-name-complex="Arial" style:font-size-complex="10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6pt" officeooo:paragraph-rsid="005065e6" style:font-name-asian="Times New Roman" style:font-size-asian="5.25pt" style:font-name-complex="Arial" style:font-size-complex="6pt"/>
    </style:style>
    <style:style style:name="P42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/>
    </style:style>
    <style:style style:name="T8" style:family="text">
      <style:text-properties fo:language="ca" fo:country="ES" fo:font-weight="bold" officeooo:rsid="0009c4df" style:font-weight-asian="bold" style:font-weight-complex="bold"/>
    </style:style>
    <style:style style:name="T9" style:family="text">
      <style:text-properties fo:language="ca" fo:country="ES" fo:font-weight="bold" officeooo:rsid="0014ce37" style:font-weight-asian="bold"/>
    </style:style>
    <style:style style:name="T10" style:family="text">
      <style:text-properties fo:language="ca" fo:country="ES" fo:font-weight="bold" style:font-weight-asian="bold" style:font-name-complex="Arial"/>
    </style:style>
    <style:style style:name="T11" style:family="text">
      <style:text-properties fo:language="ca" fo:country="ES" officeooo:rsid="0009c4df"/>
    </style:style>
    <style:style style:name="T12" style:family="text">
      <style:text-properties fo:language="ca" fo:country="ES" officeooo:rsid="001599bd"/>
    </style:style>
    <style:style style:name="T13" style:family="text">
      <style:text-properties fo:language="ca" fo:country="ES" style:font-name-complex="Arial"/>
    </style:style>
    <style:style style:name="T14" style:family="text">
      <style:text-properties fo:language="ca" fo:country="ES" officeooo:rsid="000fa3d3"/>
    </style:style>
    <style:style style:name="T15" style:family="text">
      <style:text-properties fo:language="en" fo:country="G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ce37" style:font-weight-asian="normal" style:font-weight-complex="normal"/>
    </style:style>
    <style:style style:name="T18" style:family="text">
      <style:text-properties fo:font-weight="normal" officeooo:rsid="00109634" style:font-weight-asian="normal" style:font-weight-complex="normal"/>
    </style:style>
    <style:style style:name="T19" style:family="text">
      <style:text-properties fo:color="#f8f8f8" officeooo:rsid="0014ce37" style:font-name-asian="Monospace" style:font-name-complex="Monospace"/>
    </style:style>
    <style:style style:name="T20" style:family="text">
      <style:text-properties officeooo:rsid="0009c4df"/>
    </style:style>
    <style:style style:name="T21" style:family="text">
      <style:text-properties style:font-name="Arial" fo:language="ca" fo:country="ES" fo:font-weight="bold" style:font-weight-asian="bold" style:font-weight-complex="bold"/>
    </style:style>
    <style:style style:name="T22" style:family="text">
      <style:text-properties style:font-name="Arial" fo:language="ca" fo:country="ES" fo:font-weight="bold" officeooo:rsid="00101d9f" style:font-weight-asian="bold" style:font-weight-complex="bold"/>
    </style:style>
    <style:style style:name="T23" style:family="text">
      <style:text-properties officeooo:rsid="000e669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eb6e8" style:font-weight-asian="bold" style:font-weight-complex="bold"/>
    </style:style>
    <style:style style:name="T26" style:family="text">
      <style:text-properties fo:font-weight="bold" officeooo:rsid="00285c30" style:font-weight-asian="bold" style:font-weight-complex="bold"/>
    </style:style>
    <style:style style:name="T27" style:family="text">
      <style:text-properties fo:font-weight="bold" officeooo:rsid="0049c07e" style:font-weight-asian="bold" style:font-weight-complex="bold"/>
    </style:style>
    <style:style style:name="T28" style:family="text">
      <style:text-properties officeooo:rsid="00285c30"/>
    </style:style>
    <style:style style:name="T29" style:family="text">
      <style:text-properties officeooo:rsid="002d9af5"/>
    </style:style>
    <style:style style:name="T30" style:family="text">
      <style:text-properties officeooo:rsid="0030c350"/>
    </style:style>
    <style:style style:name="T31" style:family="text">
      <style:text-properties fo:font-size="9pt" officeooo:rsid="005a0209" style:font-size-asian="9pt" style:font-size-complex="9pt"/>
    </style:style>
    <style:style style:name="T32" style:family="text">
      <style:text-properties officeooo:rsid="0049c07e"/>
    </style:style>
    <style:style style:name="T33" style:family="text">
      <style:text-properties officeooo:rsid="0066b018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0.4354in, 0.5457in, 0.292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2"><text:span text:style-name="T21"><office:annotation><dc:creator>dani </dc:creator><dc:date>2016-01-22T16:36:50</dc:date><text:p text:style-name="P43"><text:span text:style-name="T34">do section for s in report</text:span></text:p></office:annotation></text:span><text:span text:style-name="T21"><text:s/></text:span></text:p>
        <text:p text:style-name="P17"><draw:frame draw:style-name="fr1" draw:name="Imatge1" text:anchor-type="paragraph" svg:x="0.0217in" svg:y="0.1528in" svg:width="2.6217in" svg:height="0.7402in" draw:z-index="0"><draw:image xlink:href="Pictures/1000000000000B14000003E7C80CF0160531B71C.jpg" xlink:type="simple" xlink:show="embed" xlink:actuate="onLoad" loext:mime-type="image/jpeg"/></draw:frame></text:p>
        <text:p text:style-name="P14"><text:span text:style-name="T13">Figueres, </text:span><text:span text:style-name="T10"><text:date style:data-style-name="N121" text:date-value="2018-05-21T17:41:52.637945031">21 / maig / 2018</text:date></text:span></text:p>
        <text:p text:style-name="P16"/>
        <text:p text:style-name="P16"/>
        <text:p text:style-name="P16"/>
        <text:p text:style-name="P4"/>
        <text:p text:style-name="P4">Benvolguts/<text:span text:style-name="T29">des</text:span>,</text:p>
        <text:p text:style-name="P2"/>
        <text:p text:style-name="P5">Us comuniquem ...</text:p>
        <text:p text:style-name="P7"/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7"><text:span text:style-name="T14"/></text:p>
            </table:table-cell>
            <table:table-cell table:style-name="Table11.B1" office:value-type="string"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40"><text:s text:c="2"/></text:p>
                    <table:table table:name="Table3" table:style-name="Table3">
                      <table:table-column table:style-name="Table3.A"/>
                      <table:table-row>
                        <table:table-cell table:style-name="Table3.A1" office:value-type="string">
                          <text:p text:style-name="P38"><office:annotation><dc:creator>Unknown Author</dc:creator><dc:date>2017-11-26T15:09:02</dc:date><text:p text:style-name="P43"><text:span text:style-name="T35">do text </text:span></text:p><text:p text:style-name="P43"><text:span text:style-name="T35">from document( at=s.barres)</text:span></text:p></office:annotation><text:s/></text:p>
                        </table:table-cell>
                      </table:table-row>
                    </table:table>
                    <text:p text:style-name="P41"/>
                    <text:p text:style-name="P39"/>
                  </table:table-cell>
                </table:table-row>
              </table:table>
              <text:p text:style-name="P33"><text:s/></text:p>
            </table:table-cell>
          </table:table-row>
        </table:table>
        <text:p text:style-name="P25"/>
        <text:p text:style-name="P23"/>
      </text:section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9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8-05-21T17:41:52.497839818</dc:date>
    <meta:editing-duration>PT4H29M10S</meta:editing-duration>
    <meta:editing-cycles>87</meta:editing-cycles>
    <meta:generator>LibreOffice/6.0.3.2$Linux_X86_64 LibreOffice_project/00$Build-2</meta:generator>
    <meta:document-statistic meta:table-count="3" meta:image-count="1" meta:object-count="0" meta:page-count="1" meta:paragraph-count="8" meta:word-count="24" meta:character-count="180" meta:non-whitespace-character-count="140"/>
  </office:meta>
</office:document-meta>
</file>